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69138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a25bb"/>
    </style:style>
    <style:style style:name="T10" style:family="text">
      <style:text-properties officeooo:rsid="0031f441"/>
    </style:style>
    <style:style style:name="T11" style:family="text">
      <style:text-properties officeooo:rsid="00369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847903064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1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брамов Ілля</text:p>
          </table:table-cell>
          <table:table-cell table:style-name="Таблица1.C2" office:value-type="string">
            <text:p text:style-name="P29">1<text:span text:style-name="T9">1</text:span>-<text:span text:style-name="T10">A</text:span></text:p>
          </table:table-cell>
          <table:table-cell table:style-name="Таблица1.D2" office:value-type="string">
            <text:p text:style-name="P72"><text:span text:style-name="T7">03.09</text:span>.201<text:span text:style-name="T11">9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139742822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ізяєв Вячеслав</text:p>
          </table:table-cell>
          <table:table-cell table:style-name="Таблица1.C3" office:value-type="string">
            <text:p text:style-name="P40">1<text:span text:style-name="T9">1</text:span>-<text:span text:style-name="T10">A</text:span></text:p>
          </table:table-cell>
          <table:table-cell table:style-name="Таблица1.D3" office:value-type="string">
            <text:p text:style-name="P103"><text:span text:style-name="T7">03.09</text:span>.201<text:span text:style-name="T11">9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2520451087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рмаченко Анастасія</text:p>
          </table:table-cell>
          <table:table-cell table:style-name="Таблица1.C4" office:value-type="string">
            <text:p text:style-name="P40">1<text:span text:style-name="T9">1</text:span>-<text:span text:style-name="T10">A</text:span></text:p>
          </table:table-cell>
          <table:table-cell table:style-name="Таблица1.D4" office:value-type="string">
            <text:p text:style-name="P103"><text:span text:style-name="T7">03.09</text:span>.201<text:span text:style-name="T11">9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302993316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Вакуліна Лілія</text:p>
          </table:table-cell>
          <table:table-cell table:style-name="Таблица1.C5" office:value-type="string">
            <text:p text:style-name="P40">1<text:span text:style-name="T9">1</text:span>-<text:span text:style-name="T10">A</text:span></text:p>
          </table:table-cell>
          <table:table-cell table:style-name="Таблица1.D5" office:value-type="string">
            <text:p text:style-name="P103"><text:span text:style-name="T7">03.09</text:span>.201<text:span text:style-name="T11">9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23161269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Вартанян Аліна</text:p>
          </table:table-cell>
          <table:table-cell table:style-name="Таблица1.C6" office:value-type="string">
            <text:p text:style-name="P40">1<text:span text:style-name="T9">1</text:span>-<text:span text:style-name="T10">A</text:span></text:p>
          </table:table-cell>
          <table:table-cell table:style-name="Таблица1.D6" office:value-type="string">
            <text:p text:style-name="P103"><text:span text:style-name="T7">03.09</text:span>.201<text:span text:style-name="T11">9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146176635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Виноградов Денис</text:p>
          </table:table-cell>
          <table:table-cell table:style-name="Таблица1.C7" office:value-type="string">
            <text:p text:style-name="P40">1<text:span text:style-name="T9">1</text:span>-<text:span text:style-name="T10">A</text:span></text:p>
          </table:table-cell>
          <table:table-cell table:style-name="Таблица1.D7" office:value-type="string">
            <text:p text:style-name="P103"><text:span text:style-name="T7">03.09</text:span>.201<text:span text:style-name="T11">9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327158103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Вишнякова Ганна</text:p>
          </table:table-cell>
          <table:table-cell table:style-name="Таблица1.C8" office:value-type="string">
            <text:p text:style-name="P40">1<text:span text:style-name="T9">1</text:span>-<text:span text:style-name="T10">A</text:span></text:p>
          </table:table-cell>
          <table:table-cell table:style-name="Таблица1.D8" office:value-type="string">
            <text:p text:style-name="P103"><text:span text:style-name="T7">03.09</text:span>.201<text:span text:style-name="T11">9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2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56594502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Вішталь Дар'я</text:p>
          </table:table-cell>
          <table:table-cell table:style-name="Таблица1.C9" office:value-type="string">
            <text:p text:style-name="P40">1<text:span text:style-name="T9">1</text:span>-<text:span text:style-name="T10">A</text:span></text:p>
          </table:table-cell>
          <table:table-cell table:style-name="Таблица1.D9" office:value-type="string">
            <text:p text:style-name="P103"><text:span text:style-name="T7">03.09</text:span>.201<text:span text:style-name="T11">9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198336948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Гладченко Анна</text:p>
          </table:table-cell>
          <table:table-cell table:style-name="Таблица1.C10" office:value-type="string">
            <text:p text:style-name="P40">1<text:span text:style-name="T9">1</text:span>-<text:span text:style-name="T10">A</text:span></text:p>
          </table:table-cell>
          <table:table-cell table:style-name="Таблица1.D10" office:value-type="string">
            <text:p text:style-name="P103"><text:span text:style-name="T7">03.09</text:span>.201<text:span text:style-name="T11">9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659076483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Головіна Софія</text:p>
          </table:table-cell>
          <table:table-cell table:style-name="Таблица1.C11" office:value-type="string">
            <text:p text:style-name="P40">1<text:span text:style-name="T9">1</text:span>-<text:span text:style-name="T10">A</text:span></text:p>
          </table:table-cell>
          <table:table-cell table:style-name="Таблица1.D11" office:value-type="string">
            <text:p text:style-name="P103"><text:span text:style-name="T7">03.09</text:span>.201<text:span text:style-name="T11">9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15472710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таєва Анастасія</text:p>
          </table:table-cell>
          <table:table-cell table:style-name="Таблица1.C12" office:value-type="string">
            <text:p text:style-name="P40">1<text:span text:style-name="T9">1</text:span>-<text:span text:style-name="T10">A</text:span></text:p>
          </table:table-cell>
          <table:table-cell table:style-name="Таблица1.D12" office:value-type="string">
            <text:p text:style-name="P103"><text:span text:style-name="T7">03.09</text:span>.201<text:span text:style-name="T11">9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9661115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Киян Вячеслав</text:p>
          </table:table-cell>
          <table:table-cell table:style-name="Таблица1.C13" office:value-type="string">
            <text:p text:style-name="P40">1<text:span text:style-name="T9">1</text:span>-<text:span text:style-name="T10">A</text:span></text:p>
          </table:table-cell>
          <table:table-cell table:style-name="Таблица1.D13" office:value-type="string">
            <text:p text:style-name="P103"><text:span text:style-name="T7">03.09</text:span>.201<text:span text:style-name="T11">9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2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32866500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Ковальчук Віталій</text:p>
          </table:table-cell>
          <table:table-cell table:style-name="Таблица1.C14" office:value-type="string">
            <text:p text:style-name="P40">1<text:span text:style-name="T9">1</text:span>-<text:span text:style-name="T10">A</text:span></text:p>
          </table:table-cell>
          <table:table-cell table:style-name="Таблица1.D14" office:value-type="string">
            <text:p text:style-name="P103"><text:span text:style-name="T7">03.09</text:span>.201<text:span text:style-name="T11">9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6954729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Круцька Анастасія</text:p>
          </table:table-cell>
          <table:table-cell table:style-name="Таблица1.C15" office:value-type="string">
            <text:p text:style-name="P40">1<text:span text:style-name="T9">1</text:span>-<text:span text:style-name="T10">A</text:span></text:p>
          </table:table-cell>
          <table:table-cell table:style-name="Таблица1.D15" office:value-type="string">
            <text:p text:style-name="P103"><text:span text:style-name="T7">03.09</text:span>.201<text:span text:style-name="T11">9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13147824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Кучеренко Кирило</text:p>
          </table:table-cell>
          <table:table-cell table:style-name="Таблица1.C16" office:value-type="string">
            <text:p text:style-name="P40">1<text:span text:style-name="T9">1</text:span>-<text:span text:style-name="T10">A</text:span></text:p>
          </table:table-cell>
          <table:table-cell table:style-name="Таблица1.D16" office:value-type="string">
            <text:p text:style-name="P103"><text:span text:style-name="T7">03.09</text:span>.201<text:span text:style-name="T11">9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15160200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Лагутін Павло</text:p>
          </table:table-cell>
          <table:table-cell table:style-name="Таблица1.C17" office:value-type="string">
            <text:p text:style-name="P40">1<text:span text:style-name="T9">1</text:span>-<text:span text:style-name="T10">A</text:span></text:p>
          </table:table-cell>
          <table:table-cell table:style-name="Таблица1.D17" office:value-type="string">
            <text:p text:style-name="P103"><text:span text:style-name="T7">03.09</text:span>.201<text:span text:style-name="T11">9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266089645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Магазінг Єлизавета</text:p>
          </table:table-cell>
          <table:table-cell table:style-name="Таблица1.C18" office:value-type="string">
            <text:p text:style-name="P40">1<text:span text:style-name="T9">1</text:span>-<text:span text:style-name="T10">A</text:span></text:p>
          </table:table-cell>
          <table:table-cell table:style-name="Таблица1.D18" office:value-type="string">
            <text:p text:style-name="P103"><text:span text:style-name="T7">03.09</text:span>.201<text:span text:style-name="T11">9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62064054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Марченко Антон</text:p>
          </table:table-cell>
          <table:table-cell table:style-name="Таблица1.C19" office:value-type="string">
            <text:p text:style-name="P40">1<text:span text:style-name="T9">1</text:span>-<text:span text:style-name="T10">A</text:span></text:p>
          </table:table-cell>
          <table:table-cell table:style-name="Таблица1.D19" office:value-type="string">
            <text:p text:style-name="P103"><text:span text:style-name="T7">03.09</text:span>.201<text:span text:style-name="T11">9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28503257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Микитенко Валерія</text:p>
          </table:table-cell>
          <table:table-cell table:style-name="Таблица1.C20" office:value-type="string">
            <text:p text:style-name="P40">1<text:span text:style-name="T9">1</text:span>-<text:span text:style-name="T10">A</text:span></text:p>
          </table:table-cell>
          <table:table-cell table:style-name="Таблица1.D20" office:value-type="string">
            <text:p text:style-name="P103"><text:span text:style-name="T7">03.09</text:span>.201<text:span text:style-name="T11">9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321851426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Носаль Владислав</text:p>
          </table:table-cell>
          <table:table-cell table:style-name="Таблица1.C21" office:value-type="string">
            <text:p text:style-name="P40">1<text:span text:style-name="T9">1</text:span>-<text:span text:style-name="T10">A</text:span></text:p>
          </table:table-cell>
          <table:table-cell table:style-name="Таблица1.D21" office:value-type="string">
            <text:p text:style-name="P103"><text:span text:style-name="T7">03.09</text:span>.201<text:span text:style-name="T11">9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1634822935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Овсієнко Маргарита</text:p>
          </table:table-cell>
          <table:table-cell table:style-name="Таблица1.C22" office:value-type="string">
            <text:p text:style-name="P40">1<text:span text:style-name="T9">1</text:span>-<text:span text:style-name="T10">A</text:span></text:p>
          </table:table-cell>
          <table:table-cell table:style-name="Таблица1.D22" office:value-type="string">
            <text:p text:style-name="P103"><text:span text:style-name="T7">03.09</text:span>.201<text:span text:style-name="T11">9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332658478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Парамонова Олександра</text:p>
          </table:table-cell>
          <table:table-cell table:style-name="Таблица1.C23" office:value-type="string">
            <text:p text:style-name="P40">1<text:span text:style-name="T9">1</text:span>-<text:span text:style-name="T10">A</text:span></text:p>
          </table:table-cell>
          <table:table-cell table:style-name="Таблица1.D23" office:value-type="string">
            <text:p text:style-name="P103"><text:span text:style-name="T7">03.09</text:span>.201<text:span text:style-name="T11">9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3526569903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Пікуль Данило</text:p>
          </table:table-cell>
          <table:table-cell table:style-name="Таблица1.C24" office:value-type="string">
            <text:p text:style-name="P40">1<text:span text:style-name="T9">1</text:span>-<text:span text:style-name="T10">A</text:span></text:p>
          </table:table-cell>
          <table:table-cell table:style-name="Таблица1.D24" office:value-type="string">
            <text:p text:style-name="P103"><text:span text:style-name="T7">03.09</text:span>.201<text:span text:style-name="T11">9</text:span></text:p>
          </table:table-cell>
          <table:table-cell table:style-name="Таблица1.E24" office:value-type="string">
            <text:p text:style-name="P39">первинний</text:p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1401587126506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Ріттер Катерина</text:p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12140239394560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Рясна Валерія</text:p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328083628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ібілєва Євгенія</text:p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7450653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Слівенко Анастасія</text:p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10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1214021614423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рубчанін Олексій</text:p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103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28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273996121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Турчина Катерина</text:p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103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347842988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1" office:value-type="string">
            <text:p text:style-name="P28">Фрейбергер Єгор</text:p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103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14019222459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2" office:value-type="string">
            <text:p text:style-name="P28">Цимбалюк Дмитро</text:p>
          </table:table-cell>
          <table:table-cell table:style-name="Таблица1.C32" office:value-type="string">
            <text:p text:style-name="P40">1<text:span text:style-name="T9">1</text:span>-<text:span text:style-name="T10">A</text:span></text:p>
          </table:table-cell>
          <table:table-cell table:style-name="Таблица1.D32" office:value-type="string">
            <text:p text:style-name="P103"><text:span text:style-name="T7">03.09</text:span>.201<text:span text:style-name="T11">9</text:span></text:p>
          </table:table-cell>
          <table:table-cell table:style-name="Таблица1.E32" office:value-type="string">
            <text:p text:style-name="P40">первинний</text:p>
          </table:table-cell>
          <table:table-cell table:style-name="Таблица1.F32" office:value-type="string">
            <text:p text:style-name="P41"/>
          </table:table-cell>
          <table:table-cell table:style-name="Таблица1.G32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1214028427624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94451430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2109124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4859817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6232821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06311081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4025722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8457662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5914113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5997366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7360855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5196654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9246327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6455717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53748737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3815258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9520309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29612081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43923124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4303589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2439338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6057117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8184426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26646423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92090159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65708824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8272111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7534281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17170106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14031453767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3526443845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5610583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2904106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4567951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1209733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3737904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3532270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454678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0516451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18036374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0077374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4763380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19874703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9503629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0058688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18461172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3843253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833268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1059423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8475167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17276015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30118738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5506500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1402243782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36438227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34722418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3355013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25958070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36120976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26045688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22902675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26892139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25148204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14035093386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4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1214038014698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5161399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7132322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3854149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2856934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5882386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0395283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621294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4021264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8150185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4091431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4296133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18598367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5781823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4241437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3089487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6371903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7555034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7410057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8552206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4718201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4993006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4470094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201178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8141105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1146714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0599029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6613575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2976017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6424000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1962213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734987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35222934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1402956351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121401944306685" text:continue-list="list121402956351941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1918489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1003515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6811889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1900828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4641382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1362300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9448694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771046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19873228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7549164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2773430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2119131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5331828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502880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4700256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8990031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1129879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5471453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3736876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7727698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40531193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29625751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14039622042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4022358790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4024058921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4022885452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4028050584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4027786630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14027175127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121402914692472" text:continue-list="list121402717512732" text:style-name="L2">
              <text:list-item text:start-value="1">
                <text:p text:style-name="P104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50091713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22984498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78424024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98863639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71566709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402290392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71587450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2997930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57088713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6568112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75175437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57708746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64788831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63986953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405462201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41141087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73907007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53162743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408893261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24998671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03837329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277678105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1214033110720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307415261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234998733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261206099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31877016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277799744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259270231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307086199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140311786734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121403325437747" text:continue-list="list121403117867349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1801722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7928982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2976989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41463399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3888327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1214034428725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6137316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5084088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6463654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7265013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41263512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397912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9943920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7468558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762147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9530554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1392553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5442850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2386056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43497734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4148348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34591427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14023619762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4030903706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403759808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402482890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4024661957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4036010924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14039259841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121403737476640" text:continue-list="list121403925984193" text:style-name="L2">
              <text:list-item text:start-value="1">
                <text:p text:style-name="P104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30423520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7658414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42587325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53136511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80631974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4353387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5690171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54446889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421754910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29330374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53146821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77974682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404330568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1214027628941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410855415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51513750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6784717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297303835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445185640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29279909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428194044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08058071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12140365541598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338112720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445036384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326612325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28940594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250920211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415979559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140271737305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121403151222518" text:continue-list="list121402717373059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5690413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43808973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6832532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5667602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8566105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9005538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5299129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6265460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43916334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44332345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40341545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3520550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8350920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6094101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8842260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888091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5467570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9024502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7194648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1214031206251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9189744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31956841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41517795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14028961013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4046017766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4039517955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4032989788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14042203472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121402589963677" text:continue-list="list121404220347242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2371685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8815861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5173636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748824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1068379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25316762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42775419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45731901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27163375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6457906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44219229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46543835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0581749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296021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27669908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26143136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43887125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27357370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6610956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28875023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5823794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8216603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14034755335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1214031786203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121403732955769" text:continue-list="list121403178620353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1137435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41904664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6969060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9731824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4703542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0022181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54783322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2948745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6425308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27333410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2899414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8928688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7252753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8551361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4752502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4047144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7525936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4404540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1781891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6764031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33312188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7299974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0551001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14040704245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121403458515196" text:continue-list="list121404070424533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2032607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6862465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4715940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013765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29559914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9343686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6312340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6839327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8703168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3204998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5598562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0124125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0103515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29527931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1004836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5714993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1214044290656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7213666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8534285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329958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34632930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47823470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14028233458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4041629063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4033494706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4039300406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4047837638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4036250639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14045286990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121403611664308" text:continue-list="list121404528699012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1053051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5393250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1231530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0064714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0461533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5171391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9371721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4245606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5429525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0307622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0762162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5576920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0540212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8752625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2215046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2764480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2772389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2704836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3024809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8867775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0534055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44107360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14030761232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30960582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44447840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48626257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46384673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43442481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39915840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36536944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14043612018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3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121404885218425" text:continue-list="list121404361201890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9564696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6993397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4580583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3172799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5140534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5616675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7252897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8623342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863737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7961197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0514135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2451623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5621697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4133326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9861169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2138074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9913417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9402808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50224319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557127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3664453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2705919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1933487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6463676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7771381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7141615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6513100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0532013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9372354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36042760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14049530443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121404373174727" text:continue-list="list121404953044352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8634740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5062035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0986865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4009529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3995066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6047524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2239540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5324305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6093955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50709327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7777323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5208061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2624168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6847557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8233568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2154119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8664271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3346658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6291792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46610241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241324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3184481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1403235976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4048925707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4038536157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4041144707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4033918868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14044454559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2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121403601617500" text:continue-list="list121404445455943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2548012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5678942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0193237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4463872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5181202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0082316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5053513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2184275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2935020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7963770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3479684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0252677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5804159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6318655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9882692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2496855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1084078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6010220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2270836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2963729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2253533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4106973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9876050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1193791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1138220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48644308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52691686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14035193913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121404939301170" text:continue-list="list121403519391350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5861886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4863135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53132348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5626829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1204197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7687732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4335493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4807800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4068724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2456531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5276807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1921776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8922551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5570728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5312817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5884389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1885617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3947982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6894178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36540305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0585192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47427646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14051190300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45025141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38887728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34281971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53205784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48899666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50684637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41955456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51713858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35062222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14045482844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121405094412281" text:continue-list="list121404548284469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8257402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2441373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9872231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28272043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1444147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3549922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2401761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2298951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5624940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8654679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3914685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0135518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9798390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6310604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3826270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5036988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3723821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2621817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7675269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8936038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9766039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0154421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9890822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9184457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7138127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5730953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35246423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2495538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39877548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3134710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3990423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503224022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14042626725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9-15T19:57:56.589596053</meta:creation-date>
    <meta:print-date>2016-01-10T19:52:19.360752191</meta:print-date>
    <dc:date>2019-10-14T12:14:01.013392333</dc:date>
    <meta:editing-duration>PT1H36M31S</meta:editing-duration>
    <meta:editing-cycles>20</meta:editing-cycles>
    <meta:generator>LibreOffice/6.3.2.2$Linux_X86_64 LibreOffice_project/30$Build-2</meta:generator>
    <meta:document-statistic meta:table-count="18" meta:image-count="31" meta:object-count="0" meta:page-count="19" meta:paragraph-count="2780" meta:word-count="3671" meta:character-count="24505" meta:non-whitespace-character-count="23664"/>
  </office:meta>
</office:document-meta>
</file>